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10dc28"/>
    </style:style>
    <style:style style:name="P2" style:family="paragraph" style:parent-style-name="Standard">
      <style:text-properties style:font-name="FreeSerif" officeooo:rsid="00074e05" officeooo:paragraph-rsid="0010dc28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0dc2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10dc28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0dc28" style:font-weight-asian="bold" style:font-weight-complex="bold"/>
    </style:style>
    <style:style style:name="P6" style:family="paragraph" style:parent-style-name="Standard">
      <style:text-properties officeooo:paragraph-rsid="0010dc28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0dc28" style:font-size-asian="11pt" style:font-size-complex="11pt"/>
    </style:style>
    <style:style style:name="P8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0dc28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paragraph-rsid="0010dc2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0dc28" style:font-size-asian="11pt" style:font-size-complex="11pt"/>
    </style:style>
    <style:style style:name="P11" style:family="paragraph" style:parent-style-name="Table_20_Contents">
      <style:text-properties style:font-name="FreeSerif" fo:font-size="11pt" officeooo:paragraph-rsid="0010dc28" style:font-size-asian="11pt" style:font-size-complex="11pt"/>
    </style:style>
    <style:style style:name="P12" style:family="paragraph" style:parent-style-name="Table_20_Contents">
      <style:text-properties officeooo:paragraph-rsid="0010dc28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T8" style:family="text">
      <style:text-properties officeooo:rsid="0010d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7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1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7">Прізвище, ім’я учня</text:p>
          </table:table-cell>
          <table:table-cell table:style-name="Таблица1.A1" office:value-type="string">
            <text:p text:style-name="P7">Клас</text:p>
          </table:table-cell>
          <table:table-cell table:style-name="Таблица1.A1" office:value-type="string">
            <text:p text:style-name="P7">Дата інструктажу</text:p>
          </table:table-cell>
          <table:table-cell table:style-name="Таблица1.A1" office:value-type="string">
            <text:p text:style-name="P7">Назва інструктажу</text:p>
          </table:table-cell>
          <table:table-cell table:style-name="Таблица1.A1" office:value-type="string">
            <text:p text:style-name="P7">Підпис учня</text:p>
          </table:table-cell>
          <table:table-cell table:style-name="Таблица1.G1" office:value-type="string">
            <text:p text:style-name="P7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8"><draw:frame draw:style-name="fr1" draw:name="Изображение2" text:anchor-type="paragraph" svg:x="16.249cm" svg:y="0.482cm" svg:width="1.953cm" svg:height="0.947cm" draw:z-index="1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3">Абрамова Екатерина</text:p>
          </table:table-cell>
          <table:table-cell table:style-name="Таблица1.C2" office:value-type="string">
            <text:p text:style-name="P7">1<text:span text:style-name="T8">0-А</text:span></text:p>
          </table:table-cell>
          <table:table-cell table:style-name="Таблица1.D2" office:value-type="string">
            <text:p text:style-name="P10"><text:span text:style-name="T5">05.09</text:span>.201<text:span text:style-name="T6">9</text:span></text:p>
          </table:table-cell>
          <table:table-cell table:style-name="Таблица1.E2" office:value-type="string">
            <text:p text:style-name="P7">первинний</text:p>
          </table:table-cell>
          <table:table-cell table:style-name="Таблица1.F2" office:value-type="string">
            <text:p text:style-name="P9"/>
          </table:table-cell>
          <table:table-cell table:style-name="Таблица1.G2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257780311896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3" office:value-type="string">
            <text:p text:style-name="P13">Андреев Артем</text:p>
          </table:table-cell>
          <table:table-cell table:style-name="Таблица1.C3" office:value-type="string">
            <text:p text:style-name="P7">1<text:span text:style-name="T8">0-А</text:span></text:p>
          </table:table-cell>
          <table:table-cell table:style-name="Таблица1.D3" office:value-type="string">
            <text:p text:style-name="P10"><text:span text:style-name="T5">05.09</text:span>.201<text:span text:style-name="T6">9</text:span></text:p>
          </table:table-cell>
          <table:table-cell table:style-name="Таблица1.E3" office:value-type="string">
            <text:p text:style-name="P7">первинний</text:p>
          </table:table-cell>
          <table:table-cell table:style-name="Таблица1.F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259583960824" text:continue-numbering="true" text:style-name="L1">
              <text:list-item>
                <text:p text:style-name="P8"><draw:frame draw:style-name="fr1" draw:name="Изображение4" text:anchor-type="paragraph" svg:x="16.249cm" svg:y="0.474cm" svg:width="1.953cm" svg:height="0.947cm" draw:z-index="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3">Бессонова Екатерина</text:p>
          </table:table-cell>
          <table:table-cell table:style-name="Таблица1.C4" office:value-type="string">
            <text:p text:style-name="P7">1<text:span text:style-name="T8">0-А</text:span></text:p>
          </table:table-cell>
          <table:table-cell table:style-name="Таблица1.D4" office:value-type="string">
            <text:p text:style-name="P10"><text:span text:style-name="T5">05.09</text:span>.201<text:span text:style-name="T6">9</text:span></text:p>
          </table:table-cell>
          <table:table-cell table:style-name="Таблица1.E4" office:value-type="string">
            <text:p text:style-name="P7">первинний</text:p>
          </table:table-cell>
          <table:table-cell table:style-name="Таблица1.F4" office:value-type="string">
            <text:p text:style-name="P9"/>
          </table:table-cell>
          <table:table-cell table:style-name="Таблица1.G4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25965673212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5" office:value-type="string">
            <text:p text:style-name="P13">Борисов Федор</text:p>
          </table:table-cell>
          <table:table-cell table:style-name="Таблица1.C5" office:value-type="string">
            <text:p text:style-name="P7">1<text:span text:style-name="T8">0-А</text:span></text:p>
          </table:table-cell>
          <table:table-cell table:style-name="Таблица1.D5" office:value-type="string">
            <text:p text:style-name="P10"><text:span text:style-name="T5">05.09</text:span>.201<text:span text:style-name="T6">9</text:span></text:p>
          </table:table-cell>
          <table:table-cell table:style-name="Таблица1.E5" office:value-type="string">
            <text:p text:style-name="P7">первинний</text:p>
          </table:table-cell>
          <table:table-cell table:style-name="Таблица1.F5" office:value-type="string">
            <text:p text:style-name="P9"/>
          </table:table-cell>
          <table:table-cell table:style-name="Таблица1.G5" office:value-type="string">
            <text:p text:style-name="P9"><draw:frame draw:style-name="fr1" draw:name="Изображение5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926744660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6" office:value-type="string">
            <text:p text:style-name="P13">Боровик Людмила</text:p>
          </table:table-cell>
          <table:table-cell table:style-name="Таблица1.C6" office:value-type="string">
            <text:p text:style-name="P7">1<text:span text:style-name="T8">0-А</text:span></text:p>
          </table:table-cell>
          <table:table-cell table:style-name="Таблица1.D6" office:value-type="string">
            <text:p text:style-name="P10"><text:span text:style-name="T5">05.09</text:span>.201<text:span text:style-name="T6">9</text:span></text:p>
          </table:table-cell>
          <table:table-cell table:style-name="Таблица1.E6" office:value-type="string">
            <text:p text:style-name="P7">первинний</text:p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><draw:frame draw:style-name="fr1" draw:name="Изображение9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855029291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7" office:value-type="string">
            <text:p text:style-name="P13">Буланова Александра</text:p>
          </table:table-cell>
          <table:table-cell table:style-name="Таблица1.C7" office:value-type="string">
            <text:p text:style-name="P7">1<text:span text:style-name="T8">0-А</text:span></text:p>
          </table:table-cell>
          <table:table-cell table:style-name="Таблица1.D7" office:value-type="string">
            <text:p text:style-name="P10"><text:span text:style-name="T5">05.09</text:span>.201<text:span text:style-name="T6">9</text:span></text:p>
          </table:table-cell>
          <table:table-cell table:style-name="Таблица1.E7" office:value-type="string">
            <text:p text:style-name="P7">первинний</text:p>
          </table:table-cell>
          <table:table-cell table:style-name="Таблица1.F7" office:value-type="string">
            <text:p text:style-name="P9"/>
          </table:table-cell>
          <table:table-cell table:style-name="Таблица1.G7" office:value-type="string">
            <text:p text:style-name="P9"><draw:frame draw:style-name="fr1" draw:name="Изображение7" text:anchor-type="paragraph" svg:x="0.203cm" svg:y="0.575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8074941527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8" office:value-type="string">
            <text:p text:style-name="P13">Верещагина Надежда</text:p>
          </table:table-cell>
          <table:table-cell table:style-name="Таблица1.C8" office:value-type="string">
            <text:p text:style-name="P7">1<text:span text:style-name="T8">0-А</text:span></text:p>
          </table:table-cell>
          <table:table-cell table:style-name="Таблица1.D8" office:value-type="string">
            <text:p text:style-name="P10"><text:span text:style-name="T5">05.09</text:span>.201<text:span text:style-name="T6">9</text:span></text:p>
          </table:table-cell>
          <table:table-cell table:style-name="Таблица1.E8" office:value-type="string">
            <text:p text:style-name="P7">первинний</text:p>
          </table:table-cell>
          <table:table-cell table:style-name="Таблица1.F8" office:value-type="string">
            <text:p text:style-name="P9"/>
          </table:table-cell>
          <table:table-cell table:style-name="Таблица1.G8" office:value-type="string">
            <text:p text:style-name="P9"><draw:frame draw:style-name="fr1" draw:name="Изображение6" text:anchor-type="paragraph" svg:x="0.203cm" svg:y="0.575cm" svg:width="1.953cm" svg:height="0.947cm" draw:z-index="1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7899690717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9" office:value-type="string">
            <text:p text:style-name="P13">Голованов Кирилл</text:p>
          </table:table-cell>
          <table:table-cell table:style-name="Таблица1.C9" office:value-type="string">
            <text:p text:style-name="P7">1<text:span text:style-name="T8">0-А</text:span></text:p>
          </table:table-cell>
          <table:table-cell table:style-name="Таблица1.D9" office:value-type="string">
            <text:p text:style-name="P10"><text:span text:style-name="T5">05.09</text:span>.201<text:span text:style-name="T6">9</text:span></text:p>
          </table:table-cell>
          <table:table-cell table:style-name="Таблица1.E9" office:value-type="string">
            <text:p text:style-name="P7">первинний</text:p>
          </table:table-cell>
          <table:table-cell table:style-name="Таблица1.F9" office:value-type="string">
            <text:p text:style-name="P9"/>
          </table:table-cell>
          <table:table-cell table:style-name="Таблица1.G9" office:value-type="string">
            <text:p text:style-name="P9"><draw:frame draw:style-name="fr1" draw:name="Изображение8" text:anchor-type="paragraph" svg:x="0.203cm" svg:y="0.633cm" svg:width="1.953cm" svg:height="0.947cm" draw:z-index="1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958804846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0" office:value-type="string">
            <text:p text:style-name="P13">Денисова Грета</text:p>
          </table:table-cell>
          <table:table-cell table:style-name="Таблица1.C10" office:value-type="string">
            <text:p text:style-name="P7">1<text:span text:style-name="T8">0-А</text:span></text:p>
          </table:table-cell>
          <table:table-cell table:style-name="Таблица1.D10" office:value-type="string">
            <text:p text:style-name="P10"><text:span text:style-name="T5">05.09</text:span>.201<text:span text:style-name="T6">9</text:span></text:p>
          </table:table-cell>
          <table:table-cell table:style-name="Таблица1.E10" office:value-type="string">
            <text:p text:style-name="P7">первинний</text:p>
          </table:table-cell>
          <table:table-cell table:style-name="Таблица1.F10" office:value-type="string">
            <text:p text:style-name="P9"/>
          </table:table-cell>
          <table:table-cell table:style-name="Таблица1.G10" office:value-type="string">
            <text:p text:style-name="P9"><draw:frame draw:style-name="fr1" draw:name="Изображение10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9006592031" text:continue-numbering="true" text:style-name="L1">
              <text:list-item>
                <text:p text:style-name="P8"><draw:frame draw:style-name="fr1" draw:name="Изображение12" text:anchor-type="paragraph" svg:x="16.249cm" svg:y="0.503cm" svg:width="1.953cm" svg:height="0.947cm" draw:z-index="9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3">Киселева Алина</text:p>
          </table:table-cell>
          <table:table-cell table:style-name="Таблица1.C11" office:value-type="string">
            <text:p text:style-name="P7">1<text:span text:style-name="T8">0-А</text:span></text:p>
          </table:table-cell>
          <table:table-cell table:style-name="Таблица1.D11" office:value-type="string">
            <text:p text:style-name="P10"><text:span text:style-name="T5">05.09</text:span>.201<text:span text:style-name="T6">9</text:span></text:p>
          </table:table-cell>
          <table:table-cell table:style-name="Таблица1.E11" office:value-type="string">
            <text:p text:style-name="P7">первинний</text:p>
          </table:table-cell>
          <table:table-cell table:style-name="Таблица1.F11" office:value-type="string">
            <text:p text:style-name="P9"/>
          </table:table-cell>
          <table:table-cell table:style-name="Таблица1.G11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25884059543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2" office:value-type="string">
            <text:p text:style-name="P13">Кортелев Артем</text:p>
          </table:table-cell>
          <table:table-cell table:style-name="Таблица1.C12" office:value-type="string">
            <text:p text:style-name="P7">1<text:span text:style-name="T8">0-А</text:span></text:p>
          </table:table-cell>
          <table:table-cell table:style-name="Таблица1.D12" office:value-type="string">
            <text:p text:style-name="P10"><text:span text:style-name="T5">05.09</text:span>.201<text:span text:style-name="T6">9</text:span></text:p>
          </table:table-cell>
          <table:table-cell table:style-name="Таблица1.E12" office:value-type="string">
            <text:p text:style-name="P7">первинний</text:p>
          </table:table-cell>
          <table:table-cell table:style-name="Таблица1.F12" office:value-type="string">
            <text:p text:style-name="P9"/>
          </table:table-cell>
          <table:table-cell table:style-name="Таблица1.G12" office:value-type="string">
            <text:p text:style-name="P9"><draw:frame draw:style-name="fr1" draw:name="Изображение11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880229228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3" office:value-type="string">
            <text:p text:style-name="P13">Кунарская Диана</text:p>
          </table:table-cell>
          <table:table-cell table:style-name="Таблица1.C13" office:value-type="string">
            <text:p text:style-name="P7">1<text:span text:style-name="T8">0-А</text:span></text:p>
          </table:table-cell>
          <table:table-cell table:style-name="Таблица1.D13" office:value-type="string">
            <text:p text:style-name="P10"><text:span text:style-name="T5">05.09</text:span>.201<text:span text:style-name="T6">9</text:span></text:p>
          </table:table-cell>
          <table:table-cell table:style-name="Таблица1.E13" office:value-type="string">
            <text:p text:style-name="P7">первинний</text:p>
          </table:table-cell>
          <table:table-cell table:style-name="Таблица1.F13" office:value-type="string">
            <text:p text:style-name="P9"/>
          </table:table-cell>
          <table:table-cell table:style-name="Таблица1.G13" office:value-type="string">
            <text:p text:style-name="P9"><draw:frame draw:style-name="fr1" draw:name="Изображение14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896033212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4" office:value-type="string">
            <text:p text:style-name="P13">Курищенко Алина</text:p>
          </table:table-cell>
          <table:table-cell table:style-name="Таблица1.C14" office:value-type="string">
            <text:p text:style-name="P7">1<text:span text:style-name="T8">0-А</text:span></text:p>
          </table:table-cell>
          <table:table-cell table:style-name="Таблица1.D14" office:value-type="string">
            <text:p text:style-name="P10"><text:span text:style-name="T5">05.09</text:span>.201<text:span text:style-name="T6">9</text:span></text:p>
          </table:table-cell>
          <table:table-cell table:style-name="Таблица1.E14" office:value-type="string">
            <text:p text:style-name="P7">первинний</text:p>
          </table:table-cell>
          <table:table-cell table:style-name="Таблица1.F14" office:value-type="string">
            <text:p text:style-name="P9"/>
          </table:table-cell>
          <table:table-cell table:style-name="Таблица1.G14" office:value-type="string">
            <text:p text:style-name="P9"><draw:frame draw:style-name="fr1" draw:name="Изображение13" text:anchor-type="paragraph" svg:x="0.203cm" svg:y="0.575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957820086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5" office:value-type="string">
            <text:p text:style-name="P13">Невтыра Денис</text:p>
          </table:table-cell>
          <table:table-cell table:style-name="Таблица1.C15" office:value-type="string">
            <text:p text:style-name="P7">1<text:span text:style-name="T8">0-А</text:span></text:p>
          </table:table-cell>
          <table:table-cell table:style-name="Таблица1.D15" office:value-type="string">
            <text:p text:style-name="P10"><text:span text:style-name="T5">05.09</text:span>.201<text:span text:style-name="T6">9</text:span></text:p>
          </table:table-cell>
          <table:table-cell table:style-name="Таблица1.E15" office:value-type="string">
            <text:p text:style-name="P7">первинний</text:p>
          </table:table-cell>
          <table:table-cell table:style-name="Таблица1.F15" office:value-type="string">
            <text:p text:style-name="P9"/>
          </table:table-cell>
          <table:table-cell table:style-name="Таблица1.G15" office:value-type="string">
            <text:p text:style-name="P9"><draw:frame draw:style-name="fr1" draw:name="Изображение15" text:anchor-type="paragraph" svg:x="0.203cm" svg:y="0.575cm" svg:width="1.953cm" svg:height="0.947cm" draw:z-index="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25941976182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6" office:value-type="string">
            <text:p text:style-name="P13">Полякова Екатерина</text:p>
          </table:table-cell>
          <table:table-cell table:style-name="Таблица1.C16" office:value-type="string">
            <text:p text:style-name="P7">1<text:span text:style-name="T8">0-А</text:span></text:p>
          </table:table-cell>
          <table:table-cell table:style-name="Таблица1.D16" office:value-type="string">
            <text:p text:style-name="P10"><text:span text:style-name="T5">05.09</text:span>.201<text:span text:style-name="T6">9</text:span></text:p>
          </table:table-cell>
          <table:table-cell table:style-name="Таблица1.E16" office:value-type="string">
            <text:p text:style-name="P7">первинний</text:p>
          </table:table-cell>
          <table:table-cell table:style-name="Таблица1.F16" office:value-type="string">
            <text:p text:style-name="P9"/>
          </table:table-cell>
          <table:table-cell table:style-name="Таблица1.G16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6:50:54.872451353</meta:creation-date>
    <dc:date>2019-10-15T06:52:57.361233760</dc:date>
    <meta:editing-duration>PT2M3S</meta:editing-duration>
    <meta:editing-cycles>1</meta:editing-cycles>
    <meta:document-statistic meta:table-count="1" meta:image-count="15" meta:object-count="0" meta:page-count="1" meta:paragraph-count="88" meta:word-count="124" meta:character-count="887" meta:non-whitespace-character-count="851"/>
    <meta:generator>LibreOffice/6.3.2.2$Linux_X86_64 LibreOffice_project/30$Build-2</meta:generator>
  </office:meta>
</office:document-meta>
</file>